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0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2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7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8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3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5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4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7.7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8.2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7.9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6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style:text-position="0% 100%" fo:font-size="18pt"/>
    </style:style>
    <style:style style:name="T3" style:family="text">
      <style:text-properties style:text-position="super 58%" fo:font-size="18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text-position="super 58%" fo:font-size="13pt" style:font-size-asian="13pt" style:font-size-complex="13pt"/>
    </style:style>
    <style:style style:name="T6" style:family="text">
      <style:text-properties style:font-name="Arial" fo:font-size="13pt" style:font-name-asian="Arial" style:font-size-asian="13pt" style:font-name-complex="Arial" style:font-size-complex="13pt"/>
    </style:style>
    <style:style style:name="T7" style:family="text">
      <style:text-properties style:font-name="Arial1" fo:font-size="13pt" style:font-name-asian="Arial" style:font-size-asian="13pt" style:font-name-complex="Arial" style:font-size-complex="13pt"/>
    </style:style>
    <style:style style:name="T8" style:family="text">
      <style:text-properties style:text-position="super 58%" style:font-name="Arial1" fo:font-size="13pt" style:font-name-asian="Arial" style:font-size-asian="13pt" style:font-name-complex="Arial" style:font-size-complex="13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719cm" svg:y1="1.133cm" svg:x2="7.74cm" svg:y2="16.055cm">
          <text:p/>
        </draw:line>
        <draw:line draw:style-name="gr1" draw:text-style-name="P1" draw:layer="layout" svg:x1="4.332cm" svg:y1="4.498cm" svg:x2="4.29cm" svg:y2="16.055cm">
          <text:p/>
        </draw:line>
        <draw:custom-shape draw:style-name="gr2" draw:text-style-name="P2" draw:layer="layout" svg:width="0.994cm" svg:height="0.952cm" svg:x="7.212cm" svg:y="0.224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94cm" svg:height="0.952cm" svg:x="7.338cm" svg:y="7.63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94cm" svg:height="0.952cm" svg:x="7.275cm" svg:y="13.643cm">
          <text:p text:style-name="P1"><text:span text:style-name="T2">B</text:span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0.31cm" svg:y1="8.012cm" svg:x2="7.295cm" svg:y2="1.048cm">
          <text:p/>
        </draw:line>
        <draw:line draw:style-name="gr3" draw:text-style-name="P1" draw:layer="layout" svg:x1="0.31cm" svg:y1="8.012cm" svg:x2="7.253cm" svg:y2="14.023cm">
          <text:p/>
        </draw:line>
        <draw:line draw:style-name="gr3" draw:text-style-name="P1" draw:layer="layout" svg:x1="4.354cm" svg:y1="4.033cm" svg:x2="7.338cm" svg:y2="6.953cm">
          <text:p/>
        </draw:line>
        <draw:custom-shape draw:style-name="gr2" draw:text-style-name="P2" draw:layer="layout" svg:width="0.994cm" svg:height="0.952cm" svg:x="7.361cm" svg:y="6.49cm">
          <text:p text:style-name="P1"><text:span text:style-name="T2">B</text:span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692cm" svg:y1="11.039cm" svg:x2="7.401cm" svg:y2="8.287cm">
          <text:p/>
        </draw:line>
        <draw:frame draw:style-name="gr4" draw:text-style-name="P3" draw:layer="layout" svg:width="3.588cm" svg:height="1.275cm" draw:transform="rotate (0.785398163397448) translate (0.563cm 6.704cm)">
          <draw:text-box>
            <text:p><text:span text:style-name="T4">P(A) = 0.0008</text:span></text:p>
            <text:p><text:span text:style-name="T4"/></text:p>
          </draw:text-box>
        </draw:frame>
        <draw:frame draw:style-name="gr5" draw:text-style-name="P3" draw:layer="layout" svg:width="3.723cm" svg:height="0.78cm" draw:transform="rotate (-0.785398163397449) translate (0.825cm 8.484cm)">
          <draw:text-box>
            <text:p><text:span text:style-name="T4">P(A</text:span><text:span text:style-name="T5">c</text:span><text:span text:style-name="T4">) = 0.9992</text:span></text:p>
          </draw:text-box>
        </draw:frame>
        <draw:frame draw:style-name="gr6" draw:text-style-name="P3" draw:layer="layout" svg:width="3.503cm" svg:height="0.763cm" draw:transform="rotate (0.785398163397448) translate (4.268cm 2.98cm)">
          <draw:text-box>
            <text:p><text:span text:style-name="T4">P(B|A) = 0.912</text:span></text:p>
          </draw:text-box>
        </draw:frame>
        <draw:frame draw:style-name="gr7" draw:text-style-name="P3" draw:layer="layout" svg:width="3.638cm" svg:height="0.78cm" draw:transform="rotate (-0.785398163397449) translate (4.752cm 4.41cm)">
          <draw:text-box>
            <text:p><text:span text:style-name="T4">P(B</text:span><text:span text:style-name="T5">c</text:span><text:span text:style-name="T4">|A) = 0.088</text:span></text:p>
          </draw:text-box>
        </draw:frame>
        <draw:custom-shape draw:style-name="gr2" draw:text-style-name="P2" draw:layer="layout" svg:width="0.994cm" svg:height="0.952cm" svg:x="3.846cm" svg:y="3.549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94cm" svg:height="0.952cm" svg:x="3.814cm" svg:y="10.943cm">
          <text:p text:style-name="P1"><text:span text:style-name="T1">A</text:span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3.892cm" svg:height="0.78cm" draw:transform="rotate (0.785398163397448) translate (4.358cm 10.263cm)">
          <draw:text-box>
            <text:p><text:span text:style-name="T4">P(B|A</text:span><text:span text:style-name="T5">c</text:span><text:span text:style-name="T4">) = 0.005</text:span></text:p>
          </draw:text-box>
        </draw:frame>
        <draw:frame draw:style-name="gr9" draw:text-style-name="P3" draw:layer="layout" svg:width="4.027cm" svg:height="0.78cm" draw:transform="rotate (-0.785398163397448) translate (4.753cm 11.777cm)">
          <draw:text-box>
            <text:p><text:span text:style-name="T4">P(B</text:span><text:span text:style-name="T5">c</text:span><text:span text:style-name="T4">|A</text:span><text:span text:style-name="T5">c</text:span><text:span text:style-name="T4">) = 0.995</text:span></text:p>
          </draw:text-box>
        </draw:frame>
        <draw:frame draw:style-name="gr10" draw:text-style-name="P3" draw:layer="layout" svg:width="7.936cm" svg:height="0.763cm" svg:x="8.393cm" svg:y="0.342cm">
          <draw:text-box>
            <text:p><text:span text:style-name="T4">P(A</text:span><text:span text:style-name="T6">∩</text:span><text:span text:style-name="T7">B</text:span><text:span text:style-name="T4">) = P(A) * P(B|A) = 0.0007296</text:span></text:p>
          </draw:text-box>
        </draw:frame>
        <draw:frame draw:style-name="gr11" draw:text-style-name="P3" draw:layer="layout" svg:width="8.205cm" svg:height="0.78cm" svg:x="8.52cm" svg:y="6.526cm">
          <draw:text-box>
            <text:p><text:span text:style-name="T4">P(A</text:span><text:span text:style-name="T6">∩</text:span><text:span text:style-name="T7">B</text:span><text:span text:style-name="T8">c</text:span><text:span text:style-name="T4">) = P(A) * P(B</text:span><text:span text:style-name="T8">c</text:span><text:span text:style-name="T4">|A) = 0.0000704</text:span></text:p>
          </draw:text-box>
        </draw:frame>
        <draw:frame draw:style-name="gr12" draw:text-style-name="P3" draw:layer="layout" svg:width="8.722cm" svg:height="0.78cm" svg:x="8.521cm" svg:y="7.726cm">
          <draw:text-box>
            <text:p><text:span text:style-name="T4">P(A</text:span><text:span text:style-name="T5">c</text:span><text:span text:style-name="T6">∩</text:span><text:span text:style-name="T7">B</text:span><text:span text:style-name="T4">) = P(A</text:span><text:span text:style-name="T5">c</text:span><text:span text:style-name="T4">) * P(B|A</text:span><text:span text:style-name="T5">c</text:span><text:span text:style-name="T4">) = 0.004996 </text:span></text:p>
          </draw:text-box>
        </draw:frame>
        <draw:frame draw:style-name="gr13" draw:text-style-name="P3" draw:layer="layout" svg:width="8.483cm" svg:height="0.78cm" svg:x="8.561cm" svg:y="13.826cm">
          <draw:text-box>
            <text:p><text:span text:style-name="T4">P(A</text:span><text:span text:style-name="T5">c</text:span><text:span text:style-name="T6">∩</text:span><text:span text:style-name="T7">B</text:span><text:span text:style-name="T8">c</text:span><text:span text:style-name="T4">) = P(A</text:span><text:span text:style-name="T5">c</text:span><text:span text:style-name="T4">) * P(B</text:span><text:span text:style-name="T5">c</text:span><text:span text:style-name="T4">|A</text:span><text:span text:style-name="T5">c</text:span><text:span text:style-name="T4">)= 0.994204</text:span></text:p>
          </draw:text-box>
        </draw:frame>
        <draw:frame draw:style-name="gr14" draw:text-style-name="P4" draw:layer="layout" svg:width="3.046cm" svg:height="0.806cm" svg:x="2.493cm" svg:y="16.102cm">
          <draw:text-box>
            <text:p><text:span text:style-name="T9">HIV infiziert</text:span></text:p>
          </draw:text-box>
        </draw:frame>
        <draw:frame draw:style-name="gr15" draw:text-style-name="P4" draw:layer="layout" svg:width="4.867cm" svg:height="0.806cm" svg:x="6.194cm" svg:y="16.102cm">
          <draw:text-box>
            <text:p><text:span text:style-name="T9">Testergebnis positi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6.9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harina Hoff</meta:initial-creator>
    <meta:creation-date>2013-04-10T13:27:56</meta:creation-date>
    <dc:date>2020-04-10T15:44:56.360071740</dc:date>
    <dc:creator>Katharina Jasmin Hoff</dc:creator>
    <meta:editing-duration>PT32M54S</meta:editing-duration>
    <meta:editing-cycles>7</meta:editing-cycles>
    <meta:generator>LibreOffice/6.0.7.3$Linux_X86_64 LibreOffice_project/00m0$Build-3</meta:generator>
    <meta:document-statistic meta:object-count="24"/>
  </office:meta>
</office:document-meta>
</file>